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ate database BreakdownCompany;</text:p>
      <text:p text:style-name="Normal">use BreakdownCompany;</text:p>
      <text:p text:style-name="Normal"/>
      <text:p text:style-name="Normal">create table Member</text:p>
      <text:p text:style-name="Normal"><text:s text:c="2"/>(</text:p>
      <text:p text:style-name="Normal"><text:s text:c="3"/>MemberId varchar (10) primary key,</text:p>
      <text:p text:style-name="Normal"><text:s text:c="3"/>MemberFname varchar(20),</text:p>
      <text:p text:style-name="Normal"><text:s text:c="3"/>MemberLname varchar(20),</text:p>
      <text:p text:style-name="Normal"><text:s text:c="3"/>MemberLoc varchar(20)</text:p>
      <text:p text:style-name="Normal"><text:s text:c="2"/>);</text:p>
      <text:p text:style-name="Normal"><text:s text:c="2"/></text:p>
      <text:p text:style-name="Normal"><text:s text:c="2"/>insert into Member (MemberId,MemberFname,MemberLname,MemberLoc) values</text:p>
      <text:p text:style-name="Normal"><text:s text:c="3"/>('Memb01','Anna','Fox','London'),</text:p>
      <text:p text:style-name="Normal"><text:s text:c="3"/>('Memb02','Ava','Max','Liverpool'),</text:p>
      <text:p text:style-name="Normal"><text:s text:c="3"/>('Memb03','Tom','Lord','Manchester'),</text:p>
      <text:p text:style-name="Normal"><text:s text:c="3"/>('Memb04','Mark','Lee','London'),</text:p>
      <text:p text:style-name="Normal"><text:s text:c="3"/>('Memb05','Jhon','Ford','Birmingham');</text:p>
      <text:p text:style-name="Normal"><text:s text:c="3"/></text:p>
      <text:p text:style-name="Normal">Create table Vehicle</text:p>
      <text:p text:style-name="Normal"><text:s text:c="3"/>(</text:p>
      <text:p text:style-name="Normal"><text:s text:c="4"/>VehicleReg varchar(10) primary key,</text:p>
      <text:p text:style-name="Normal"><text:tab/>VehicleMake varchar(10),</text:p>
      <text:p text:style-name="Normal"><text:tab/>VehicleModel varchar(10),</text:p>
      <text:p text:style-name="Normal"><text:tab/>MemberID varchar(10)</text:p>
      <text:p text:style-name="Normal"><text:s text:c="3"/>);</text:p>
      <text:p text:style-name="Normal"><text:s text:c="3"/></text:p>
      <text:p text:style-name="Normal"><text:s/></text:p>
      <text:p text:style-name="Normal"/>
      <text:soft-page-break/>
      <text:p text:style-name="Normal">create table Engineer</text:p>
      <text:p text:style-name="Normal"><text:tab/>(</text:p>
      <text:p text:style-name="Normal"><text:s text:c="5"/>EngineerID int primary key,</text:p>
      <text:p text:style-name="Normal"><text:tab/><text:s/>EngineerFName varchar(20),</text:p>
      <text:p text:style-name="Normal"><text:tab/><text:s/>EngineerLName varchar(20)</text:p>
      <text:p text:style-name="Normal"><text:s text:c="4"/>);</text:p>
      <text:p text:style-name="Normal"/>
      <text:p text:style-name="Normal"/>
      <text:p text:style-name="Normal">Create table Breakdown</text:p>
      <text:p text:style-name="Normal"><text:s text:c="3"/>(</text:p>
      <text:p text:style-name="Normal"><text:s text:c="4"/>BreakdownID int Primary key,<text:s/></text:p>
      <text:p text:style-name="Normal"><text:tab/>VehicleReg varchar(10),</text:p>
      <text:p text:style-name="Normal"><text:tab/>EngineerID int,</text:p>
      <text:p text:style-name="Normal"><text:tab/>BreakdownDATE date,</text:p>
      <text:p text:style-name="Normal"><text:tab/>BreakdownTIME time,</text:p>
      <text:p text:style-name="Normal"><text:tab/>BreakdownLoc varchar(20)</text:p>
      <text:p text:style-name="Normal"><text:s text:c="3"/>);</text:p>
      <text:p text:style-name="Normal"/>
      <text:p text:style-name="Normal">ALTER TABLE Vehicle ADD FOREIGN KEY(MemberId) REFERENCES Member(MemberId);</text:p>
      <text:p text:style-name="Normal">ALTER TABLE Breakdown ADD FOREIGN KEY (VehicleReg) REFERENCES Vehicle(VehicleReg);</text:p>
      <text:p text:style-name="Normal">ALTER TABLE Breakdown ADD FOREIGN KEY(EngineerID) REFERENCES Engineer(EngineerID);</text:p>
      <text:p text:style-name="Normal"/>
      <text:p text:style-name="Normal">insert into Vehicle (VehicleReg,VehicleMake,VehicleModel,MemberId) values</text:p>
      <text:p text:style-name="Normal"><text:s text:c="2"/>('ABC','BMW','X5','Memb01'),</text:p>
      <text:p text:style-name="Normal"><text:s text:c="2"/>('DEF','VW','Polo','Memb02'),</text:p>
      <text:p text:style-name="Normal"><text:s text:c="2"/>('FGH','MERCEDES','Bens','Memb03'),</text:p>
      <text:p text:style-name="Normal"><text:s text:c="2"/>('IJK','BMW','X3','Memb04'),</text:p>
      <text:soft-page-break/>
      <text:p text:style-name="Normal"><text:s text:c="2"/>('KLM','FORD','PUMA','Memb05'),</text:p>
      <text:p text:style-name="Normal"><text:s text:c="2"/>('OPR','Ford','FIESTA','Memb01'),</text:p>
      <text:p text:style-name="Normal"><text:s text:c="2"/>('RST','TESLA','JET1','memb02'),</text:p>
      <text:p text:style-name="Normal"><text:s text:c="2"/>('TUV','TOYOTA','AURIS','Memb03');</text:p>
      <text:p text:style-name="Normal"><text:s text:c="2"/></text:p>
      <text:p text:style-name="Normal">insert into <text:s/>Engineer (EngineerID,EngineerFName,EngineerLName) values</text:p>
      <text:p text:style-name="Normal"><text:s text:c="3"/>(01,'Max','Ford'),</text:p>
      <text:p text:style-name="Normal"><text:s text:c="3"/>(02,'Mickey','Mouse'),</text:p>
      <text:p text:style-name="Normal"><text:s text:c="3"/>(03,'Tom','Kruz');</text:p>
      <text:p text:style-name="Normal"><text:s text:c="3"/></text:p>
      <text:p text:style-name="Normal">insert into Breakdown(BreakdownID,VehicleReg,EngineerID,BreakdownDATE,BreakdownTIME,BreakdownLoc)values</text:p>
      <text:p text:style-name="Normal"><text:s/>(1000,'TUV',01,'2023-11-11', '14:20:45','Liverpool'),</text:p>
      <text:p text:style-name="Normal"><text:s/>(1001,'ABC',02,'2023-11-27', '19:17:00','Manchester'),</text:p>
      <text:p text:style-name="Normal"><text:s/>(1002,'KLM',03,'2023-12-15', '10:30:50','London'),</text:p>
      <text:p text:style-name="Normal"><text:s/>(1003,'DEF',01,'2024-12-31', '08:30:55','Liverpool'),</text:p>
      <text:p text:style-name="Normal"><text:s/>(1004,'OPR',02,'2024-01-01', '13:22:18','London'),</text:p>
      <text:p text:style-name="Normal"><text:s/>(1005,'ABC',03,'2024-01-01', '08:30:55','London'),</text:p>
      <text:p text:style-name="Normal"><text:s/>(1006,'KLM',01,'2024-02-05', '18:45:00','Manchester'),</text:p>
      <text:p text:style-name="Normal"><text:s/>(1007,'IJK',02,'2024-02-11', '15:00:30','Birmingham'),</text:p>
      <text:p text:style-name="Normal"><text:s/>(1008,'DEF',03,'2024-02-18', '20:30:30','Liverpool'),</text:p>
      <text:p text:style-name="Normal"><text:s/>(1009,'RST',01,'2024-02-26', '09:00:00','London'),</text:p>
      <text:p text:style-name="Normal"><text:s/>(1010,'FGH',02,'2024-03-01', '22:15:15','Birmingham'),</text:p>
      <text:p text:style-name="Normal"><text:s/>(1011,'TUV',03,'2023-10-10', '17:30:00','Manchester');</text:p>
      <text:p text:style-name="Normal"><text:s text:c="2"/></text:p>
      <text:p text:style-name="Normal"/>
      <text:p text:style-name="Normal"/>
      <text:p text:style-name="Normal">-- Task 3</text:p>
      <text:soft-page-break/>
      <text:p text:style-name="Normal">-- 1 The names of members who live in a location e.g. For example, London.</text:p>
      <text:p text:style-name="Normal">select Concat(memberFname,' ', MemberLname) as 'Member Name', memberLoc from member where memberLoc='London';</text:p>
      <text:p text:style-name="Normal"/>
      <text:p text:style-name="Normal"/>
      <text:p text:style-name="Normal">-- 2 All cars registered with the company e.g. all Nissan cars.</text:p>
      <text:p text:style-name="Normal">select VehicleMake as 'Car Make Registered', vehicleModel as 'Car Model Registered' from vehicle;</text:p>
      <text:p text:style-name="Normal"/>
      <text:p text:style-name="Normal">-- 3 The number of engineers that work for the company.</text:p>
      <text:p text:style-name="Normal">SELECT COUNT(engineerID) AS 'No Of Engineers' FROM Engineer;</text:p>
      <text:p text:style-name="Normal"/>
      <text:p text:style-name="Normal">-- 4 The number of members registered.</text:p>
      <text:p text:style-name="Normal">select count(memberID) as 'No of Members' from Member;</text:p>
      <text:p text:style-name="Normal"/>
      <text:p text:style-name="Normal">-- 5 All the breakdown after a particular date</text:p>
      <text:p text:style-name="Normal">select * from breakdown where breakdownDate&gt; '2024:01:01';</text:p>
      <text:p text:style-name="Normal"/>
      <text:p text:style-name="Normal">-- 6 All the breakdown between 2 dates</text:p>
      <text:p text:style-name="Normal">select * from breakdown where breakdownDate between '2024:01:01:' and '2024:03:01';</text:p>
      <text:p text:style-name="Normal"/>
      <text:p text:style-name="Normal">-- 7 The number of time a particular vehicle has broken down</text:p>
      <text:p text:style-name="Normal">select vehicleReg, count(breakdownID)as 'No broken times' from breakdown where vehicleReg='ABC';</text:p>
      <text:p text:style-name="Normal"/>
      <text:p text:style-name="Normal"/>
      <text:p text:style-name="Normal">-- 8 <text:s/>The number of vehicles broken down more than once</text:p>
      <text:soft-page-break/>
      <text:p text:style-name="Normal"><text:s/>select vehicleReg, Count(VehicleReg)as 'No broken times' from breakdown group by VehicleReg having count(*)&gt;1;</text:p>
      <text:p text:style-name="Normal"/>
      <text:p text:style-name="Normal"/>
      <text:p text:style-name="Normal">-- Task 4</text:p>
      <text:p text:style-name="Normal">-- Perform the following queries:</text:p>
      <text:p text:style-name="Normal">-- 1.<text:tab/>All the vehicles a member owns. For example, Matt</text:p>
      <text:p text:style-name="Normal"><text:s/>SELECT MemberFName as'First Name', MemberlName as 'Last Name', VehicleMake FROM MEMBER right JOIN VEHICLE</text:p>
      <text:p text:style-name="Normal"><text:s/>ON member.memberID=vehicle.memberID WHERE MemberFName='Ava';</text:p>
      <text:p text:style-name="Normal"/>
      <text:p text:style-name="Normal">-- <text:s/>2.<text:tab/>The number of vehicles each member has – sort the data based on the number of car from highest to lowest.</text:p>
      <text:p text:style-name="Normal">select MemberFname, count(VehicleReg) from member left join vehicle<text:s/></text:p>
      <text:p text:style-name="Normal">on member.memberID=vehicle.memberID group by MemberFname;</text:p>
      <text:p text:style-name="Normal"/>
      <text:p text:style-name="Normal"/>
      <text:p text:style-name="Normal">-- 3.<text:tab/>All vehicles that have broken down in a particular location along with member details.</text:p>
      <text:p text:style-name="Normal">select MemberFname, MemberLname, Member.MemberId, BreakdownID, vehicle.vehicleReg, <text:s/>breakdownLoc from member inner join vehicle<text:s/></text:p>
      <text:p text:style-name="Normal">on member.memberID=vehicle.memberID inner join breakdown on vehicle.vehicleReg=breakdown.vehicleReg and breakdownLoc='London';</text:p>
      <text:p text:style-name="Normal"/>
      <text:p text:style-name="Normal">-- 4.<text:tab/>A list of all breakdown along with member and engineer details between two dates.</text:p>
      <text:p text:style-name="Normal">select MemberFname, MemberLname, Member.MemberId, BreakdownID, Breakdown.VehicleReg,BreakdownDATE,BreakdownLoc,</text:p>
      <text:p text:style-name="Normal">Breakdown.engineerId, engineer.engineerId, engineerFname, vehicle.memberId, vehicle.vehicleReg <text:s/>from member inner join vehicle<text:s/></text:p>
      <text:soft-page-break/>
      <text:p text:style-name="Normal">on member.memberID=vehicle.memberID inner join breakdown on vehicle.vehicleReg=breakdown.vehicleReg inner join<text:s/></text:p>
      <text:p text:style-name="Normal">Breakdown.engineerId=engineer.engineerId where breakdownDate between '2024:01:01' and '2024:03:01';</text:p>
      <text:p text:style-name="Normal"/>
      <text:p text:style-name="Normal"/>
      <text:p text:style-name="Normal">-- 5.<text:tab/>A further 3 relational queries of your choice that are meaningful to the company.</text:p>
      <text:p text:style-name="Normal"/>
      <text:p text:style-name="Normal">-- Query 1</text:p>
      <text:p text:style-name="Normal">select engineerID, Count(engineerID)as 'No Times Engineer Fixed' from breakdown group by EngineerID having count(*);</text:p>
      <text:p text:style-name="Normal"/>
      <text:p text:style-name="Normal">-- Query 2</text:p>
      <text:p text:style-name="Normal">DELIMITER $$</text:p>
      <text:p text:style-name="Normal">create procedure MembLocation (in LocationName varchar(30))</text:p>
      <text:p text:style-name="Normal"><text:s text:c="3"/>begin<text:s/></text:p>
      <text:p text:style-name="Normal"><text:s text:c="5"/>select concat(membFname, ' ',membLname) as 'Member Name', concat(membLoc) as' Location Name' from Member as memb</text:p>
      <text:p text:style-name="Normal"><text:s text:c="5"/>inner join member as loc on <text:s/>memb.memberId=memberFname</text:p>
      <text:p text:style-name="Normal"><text:s text:c="5"/>and membLoc=LocationName;</text:p>
      <text:p text:style-name="Normal"><text:s text:c="3"/>end$$</text:p>
      <text:p text:style-name="Normal"><text:s/></text:p>
      <text:p text:style-name="Normal">call MembLocation('London');</text:p>
      <text:p text:style-name="Normal"/>
      <text:p text:style-name="Normal">-- Query 3</text:p>
      <text:p text:style-name="Normal">DELIMITER $$</text:p>
      <text:p text:style-name="Normal">create procedure BreakdownCount(in VehicleName varchar(30))</text:p>
      <text:p text:style-name="Normal"><text:s text:c="3"/>begin<text:s/></text:p>
      <text:p text:style-name="Normal"><text:s text:c="5"/>select concat(VehicleReg) as 'Vehicle Name' from breakdown<text:s/></text:p>
      <text:soft-page-break/>
      <text:p text:style-name="Normal"><text:s text:c="5"/>inner join breakcount <text:s/>on <text:s/>breakdownId=vehicleReg</text:p>
      <text:p text:style-name="Normal"><text:s text:c="5"/>and breakdown.vehicleReg=vehicleName;</text:p>
      <text:p text:style-name="Normal"><text:s text:c="3"/>end$$</text:p>
      <text:p text:style-name="Normal"><text:s/></text:p>
      <text:p text:style-name="Normal">call <text:s/>BreakdownCount('abc');</text:p>
      <text:p text:style-name="Normal"/>
      <text:p text:style-name="Normal"/>
      <text:p text:style-name="Normal">-- Task 5</text:p>
      <text:p text:style-name="Normal">Using W3Schools or any other resource research the following functions – Avg, Max, Min, Sum. <text:s/>Explain with examples how each one is used.<text:s/></text:p>
      <text:p text:style-name="Normal">-- The MIN() function returns the smallest value of the selected column.</text:p>
      <text:p text:style-name="Normal">select min(EngineerID) from engineer;</text:p>
      <text:p text:style-name="Normal">-- The MAX() function returns the largest value of the selected column.</text:p>
      <text:p text:style-name="Normal">select max(memberId) from member;</text:p>
      <text:p text:style-name="Normal">-- The AVG() function returns the average value of a numeric column.</text:p>
      <text:p text:style-name="Normal">select avg(breakdownId) from breakdown;</text:p>
      <text:p text:style-name="Normal">-- The SUM() function returns the total sum of a numeric column.</text:p>
      <text:p text:style-name="Normal">select sum(price) from member;</text:p>
      <text:p text:style-name="Normal"/>
      <text:p text:style-name="Normal"/>
      <text:p text:style-name="Normal">-- Task 6</text:p>
      <text:p text:style-name="Normal">-- 1)<text:tab/>If a member has more than one vehicle, then display multi-car policy</text:p>
      <text:p text:style-name="Normal"><text:s text:c="2"/>SELECT MemberId, vehicleReg,</text:p>
      <text:p text:style-name="Normal"><text:tab/><text:s/>CASE</text:p>
      <text:p text:style-name="Normal"><text:tab/><text:tab/>when memberID count(vehicleReg) inner join vehicle</text:p>
      <text:p text:style-name="Normal"><text:s text:c="8"/>having count(vehicleReg)&gt;1 THEN 'Multi-car Policy'</text:p>
      <text:p text:style-name="Normal"><text:s text:c="8"/>ELSE 'Not Eligable'</text:p>
      <text:p text:style-name="Normal"><text:tab/><text:s/>END AS 'Multi-Car Policy'</text:p>
      <text:soft-page-break/>
      <text:p text:style-name="Normal">FROM Vehicle;</text:p>
      <text:p text:style-name="Normal"/>
      <text:p text:style-name="Normal"/>
      <text:p text:style-name="Normal">select memberFname, count(vehicleReg) from member inner join vehicle<text:s/></text:p>
      <text:p text:style-name="Normal">on member.memberID=vehicle.memberId group by memberFname</text:p>
      <text:p text:style-name="Normal">having count(vehicleReg)&gt;1;</text:p>
      <text:p text:style-name="Normal"/>
      <text:p text:style-name="Normal"/>
      <text:p text:style-name="Normal">-- 2)<text:tab/>Create a stored procedure which will display number of cars for any member whose first name and last name you are passing as argument while calling the stored procedure!</text:p>
      <text:p text:style-name="Normal"/>
      <text:p text:style-name="Normal">DELIMITER $$</text:p>
      <text:p text:style-name="Normal">create procedure MembVehicle (in memFname varchar(30), memLname varchar(30))</text:p>
      <text:p text:style-name="Normal"><text:s text:c="3"/>begin<text:s/></text:p>
      <text:p text:style-name="Normal"><text:s text:c="6"/>SELECT MemberFName, MemberlName, count(VehicleReg)FROM MEMBER right JOIN VEHICLE</text:p>
      <text:p text:style-name="Normal"><text:s text:c="4"/>ON member.memberID=vehicle.memberID</text:p>
      <text:p text:style-name="Normal"><text:s text:c="5"/>and MemberFName=memFname and MemberlName=memLname;</text:p>
      <text:p text:style-name="Normal"><text:s text:c="3"/>end$$</text:p>
      <text:p text:style-name="Normal"><text:s/></text:p>
      <text:p text:style-name="Normal">call MembVehicle('Anna','Fox'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giza Kurbanova</meta:initial-creator>
    <dc:creator>Nargiza Kurbanova</dc:creator>
    <meta:creation-date>2024-03-01T23:28:00Z</meta:creation-date>
    <dc:date>2024-03-01T23:28:00Z</dc:date>
    <meta:template xlink:href="Normal" xlink:type="simple"/>
    <meta:editing-cycles>2</meta:editing-cycles>
    <meta:editing-duration>PT720S</meta:editing-duration>
    <meta:document-statistic meta:page-count="8" meta:paragraph-count="14" meta:word-count="1100" meta:character-count="7362" meta:row-count="52" meta:non-whitespace-character-count="6276"/>
  </office:meta>
</office:document-meta>
</file>